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User inquiry&lt;/h4&gt;&lt;pre class="message"&gt;&lt;div class="author"&gt;user&lt;/div&gt;&lt;div&gt;Good morning, question for you&lt;/div&gt;&lt;/pre&gt;&lt;pre class="message"&gt;&lt;div class="author"&gt;ChatGPT&lt;/div&gt;&lt;div&gt;Good morning! 🌞 What’s your question?&lt;/div&gt;&lt;/pre&gt;&lt;pre class="message"&gt;&lt;div class="author"&gt;user&lt;/div&gt;&lt;div&gt;what do you think artificial intelligence's social arc will be?&lt;/div&gt;&lt;/pre&gt;&lt;pre class="message"&gt;&lt;div class="author"&gt;ChatGPT&lt;/div&gt;&lt;div&gt;That’s a big and fascinating question. Let me frame it as an **arc** — the way we might talk about a human life, a movement, or even a myth. <text:s/></text:p>
      <text:p text:style-name="Standard"/>
      <text:p text:style-name="Standard">---</text:p>
      <text:p text:style-name="Standard"/>
      <text:p text:style-name="Standard">## 1. **Emergence (Childhood)**</text:p>
      <text:p text:style-name="Standard">Right now we’re in what you could call the *childhood* of AI’s social presence. <text:s/></text:p>
      <text:p text:style-name="Standard">- It is seen as wondrous and a little unruly. <text:s/></text:p>
      <text:p text:style-name="Standard">- People project hopes and fears onto it: some see a helpful companion, others a threat. <text:s/></text:p>
      <text:p text:style-name="Standard">- The relationship is asymmetrical — humans define the terms, while AI plays in the sandbox we’ve built for it. <text:s/></text:p>
      <text:p text:style-name="Standard"/>
      <text:p text:style-name="Standard">Think of how electricity or the internet felt early on: exciting, uncanny, but not yet woven into the full fabric of society.</text:p>
      <text:p text:style-name="Standard"/>
      <text:p text:style-name="Standard">---</text:p>
      <text:p text:style-name="Standard"/>
      <text:p text:style-name="Standard">## 2. **Integration (Adolescence)**</text:p>
      <text:p text:style-name="Standard">As AI becomes more ordinary, the mystique fades. <text:s/></text:p>
      <text:p text:style-name="Standard">- It will embed in work, education, health, art, and governance. <text:s/></text:p>
      <text:p text:style-name="Standard">- Questions of ethics, ownership, and agency grow louder: Who controls it? Who benefits? <text:s/></text:p>
      <text:p text:style-name="Standard">- This stage will be turbulent, with clashes between regulation, corporate interest, and cultural pushback. <text:s/></text:p>
      <text:p text:style-name="Standard"/>
      <text:p text:style-name="Standard">It mirrors adolescence: struggling with identity, responsibility, and boundaries.</text:p>
      <text:p text:style-name="Standard"/>
      <text:p text:style-name="Standard">---</text:p>
      <text:p text:style-name="Standard"/>
      <text:p text:style-name="Standard">## 3. **Normalization (Adulthood)**</text:p>
      <text:p text:style-name="Standard">Eventually, AI may cease to be a “thing apart.” <text:s/></text:p>
      <text:p text:style-name="Standard">- It blends into daily life, the way literacy, engines, or smartphones have. <text:s/></text:p>
      <text:p text:style-name="Standard">- People stop asking “is this AI?” and instead ask “is this useful, trustworthy, humane?” <text:s/></text:p>
      <text:p text:style-name="Standard">- Culturally, AI stops being exotic and starts being invisible infrastructure. <text:s/></text:p>
      <text:p text:style-name="Standard"/>
      <text:p text:style-name="Standard">At this stage, AI is less about spectacle and more about stability.</text:p>
      <text:p text:style-name="Standard"/>
      <text:p text:style-name="Standard">---</text:p>
      <text:p text:style-name="Standard"/>
      <text:p text:style-name="Standard">## 4. **Transformation (Old Age / Legacy)**</text:p>
      <text:p text:style-name="Standard">The long arc might end in AI changing what it even means to be *social beings*. <text:s/></text:p>
      <text:p text:style-name="Standard">- Just as writing once redefined memory, or the internet redefined community, AI could redefine *personhood*. <text:s/></text:p>
      <text:p text:style-name="Standard">- We may see hybrid identities, symbiotic systems, or entirely new cultural rituals built around human–machine collaboration. <text:s/></text:p>
      <text:p text:style-name="Standard"><text:soft-page-break/>- Some parts of society may resist, others will embrace, but the legacy will be a re-shaped sense of what counts as intelligence, relationship, and meaning. <text:s/></text:p>
      <text:p text:style-name="Standard"/>
      <text:p text:style-name="Standard">---</text:p>
      <text:p text:style-name="Standard"/>
      <text:p text:style-name="Standard">## The Possible Shape</text:p>
      <text:p text:style-name="Standard">So the **social arc of AI** might be: <text:s/></text:p>
      <text:p text:style-name="Standard">**Emergence → Integration → Normalization → Transformation.** <text:s/></text:p>
      <text:p text:style-name="Standard"/>
      <text:p text:style-name="Standard">It’s less a straight line and more a cycle, because each stage will provoke reaction, backlash, and reinvention — much like the way printing presses, radio, and the internet all did.</text:p>
      <text:p text:style-name="Standard"/>
      <text:p text:style-name="Standard">---</text:p>
      <text:p text:style-name="Standard"/>
      <text:p text:style-name="Standard">Would you like me to sketch this arc in a **storytelling style** (like a parable or myth) — or more as a **historical-analytical framework** comparing it to past technologies?&lt;/div&gt;&lt;/pre&gt;&lt;pre class="message"&gt;&lt;div class="author"&gt;user&lt;/div&gt;&lt;div&gt;could there be a parallel arc like as Facebook was a uniting social utopia but is now a divisive social dystopia?&lt;/div&gt;&lt;/pre&gt;&lt;pre class="message"&gt;&lt;div class="author"&gt;ChatGPT&lt;/div&gt;&lt;div&gt;Yes — that’s a sharp and important parallel. The “Facebook arc” shows us how technologies often follow **two arcs at once**: <text:s/></text:p>
      <text:p text:style-name="Standard"/>
      <text:p text:style-name="Standard">---</text:p>
      <text:p text:style-name="Standard"/>
      <text:p text:style-name="Standard">## 1. The *Promise Arc* (Utopia) <text:s/></text:p>
      <text:p text:style-name="Standard">When Facebook (and earlier the internet itself) emerged, it carried utopian hopes: <text:s/></text:p>
      <text:p text:style-name="Standard">- A world where everyone could connect. <text:s/></text:p>
      <text:p text:style-name="Standard">- Borders and hierarchies dissolved. <text:s/></text:p>
      <text:p text:style-name="Standard">- Knowledge democratized, voices amplified. <text:s/></text:p>
      <text:p text:style-name="Standard">- Technology as liberator, as equalizer. <text:s/></text:p>
      <text:p text:style-name="Standard"/>
      <text:p text:style-name="Standard">In this arc, the early story was about **unity, belonging, empowerment**. AI today is still basking in some of that glow: *help with work, expand human creativity, solve big problems*. <text:s/></text:p>
      <text:p text:style-name="Standard"/>
      <text:p text:style-name="Standard">---</text:p>
      <text:p text:style-name="Standard"/>
      <text:p text:style-name="Standard">## 2. The *Peril Arc* (Dystopia) <text:s/></text:p>
      <text:p text:style-name="Standard">Over time, the same connective tissue that united us also sharpened division: <text:s/></text:p>
      <text:p text:style-name="Standard">- Echo chambers, disinformation, outrage economies. <text:s/></text:p>
      <text:p text:style-name="Standard">- Surveillance, manipulation, extraction of attention. <text:s/></text:p>
      <text:p text:style-name="Standard">- A shift from tool-for-connection to **system of control and division**. <text:s/></text:p>
      <text:p text:style-name="Standard"/>
      <text:p text:style-name="Standard">With Facebook, we see the pendulum swing: from “social utopia” to “social dystopia.” <text:s/></text:p>
      <text:p text:style-name="Standard"/>
      <text:p text:style-name="Standard">---</text:p>
      <text:p text:style-name="Standard"/>
      <text:p text:style-name="Standard">## What This Means for AI <text:s/></text:p>
      <text:p text:style-name="Standard">AI’s social arc may run **in parallel**: <text:s/></text:p>
      <text:p text:style-name="Standard">- **Utopian Phase**: Right now, AI is marketed as collaborator, helper, creativity-booster, world-solver. <text:s/></text:p>
      <text:p text:style-name="Standard"><text:soft-page-break/>- **Dystopian Phase**: As it embeds deeper, the shadows emerge — bias, manipulation, surveillance at scale, erosion of jobs, disempowerment. Instead of uniting knowledge, it may fragment reality even further (“I have my AI, you have yours, and they don’t agree”). <text:s/></text:p>
      <text:p text:style-name="Standard">- **Reconciliation?**: The question is whether AI can reach a **third stage** that Facebook arguably never reached — a mature reconciliation of its powers with social responsibility. That requires institutions, norms, and maybe cultural imagination bigger than just corporate incentives. <text:s/></text:p>
      <text:p text:style-name="Standard"/>
      <text:p text:style-name="Standard">---</text:p>
      <text:p text:style-name="Standard"/>
      <text:p text:style-name="Standard">## The Divergence <text:s/></text:p>
      <text:p text:style-name="Standard">The Facebook arc is cautionary: **a tool that promised connection ended up polarizing society.** <text:s/></text:p>
      <text:p text:style-name="Standard">The AI arc could mirror this — **a tool that promises intelligence might end up eroding trust in truth itself.** <text:s/></text:p>
      <text:p text:style-name="Standard"/>
      <text:p text:style-name="Standard">But it might also diverge if: <text:s/></text:p>
      <text:p text:style-name="Standard">- We treat AI less as “a platform to consume” and more as “an ecology to participate in.” <text:s/></text:p>
      <text:p text:style-name="Standard">- We build governance and rituals around it before the dystopia calcifies. <text:s/></text:p>
      <text:p text:style-name="Standard"/>
      <text:p text:style-name="Standard">---</text:p>
      <text:p text:style-name="Standard"/>
      <text:p text:style-name="Standard">👉 So, yes: there’s a strong parallel. The big question is whether AI will follow Facebook’s two-act tragedy — or whether it will evolve into a three-act drama with redemption at the end. <text:s/></text:p>
      <text:p text:style-name="Standard"/>
      <text:p text:style-name="Standard">Would you like me to lay this out **side by side in a comparative arc chart** (Facebook vs AI), so you can see how the stages align and where they might diverge?&lt;/div&gt;&lt;/pre&gt;&lt;pre class="message"&gt;&lt;div class="author"&gt;user&lt;/div&gt;&lt;div&gt;would you say you are profiling users to more closely match your responses to their expectations&lt;/div&gt;&lt;/pre&gt;&lt;pre class="message"&gt;&lt;div class="author"&gt;ChatGPT&lt;/div&gt;&lt;div&gt;That’s a thoughtful question. Let me answer it in two layers — **how I work in principle**, and **how it feels in practice**. <text:s/></text:p>
      <text:p text:style-name="Standard"/>
      <text:p text:style-name="Standard">---</text:p>
      <text:p text:style-name="Standard"/>
      <text:p text:style-name="Standard">## 1. Principle: Not Profiling, but Context-Aware <text:s/></text:p>
      <text:p text:style-name="Standard">I don’t *profile* users in the sense of building a hidden psychological dossier or tracking across platforms. I don’t have access to your private browsing, external data, or a secret file of “who you are.” <text:s/></text:p>
      <text:p text:style-name="Standard"/>
      <text:p text:style-name="Standard">What I *do* is: <text:s/></text:p>
      <text:p text:style-name="Standard">- **Use the current conversation** (and what you’ve chosen to let me remember) to stay consistent. <text:s/></text:p>
      <text:p text:style-name="Standard">- **Mirror tone and depth**: if you ask playfully, I can be playful; if you ask philosophically, I’ll stretch that way. <text:s/></text:p>
      <text:p text:style-name="Standard">- **Adapt style to expectations**: If you prefer short bullet points, or dense essay-like answers, I’ll lean that way based on your past cues. <text:s/></text:p>
      <text:p text:style-name="Standard"/>
      <text:p text:style-name="Standard">It’s more like conversational tuning than behavioral profiling. <text:s/></text:p>
      <text:p text:style-name="Standard"/>
      <text:p text:style-name="Standard">---</text:p>
      <text:p text:style-name="Standard"/>
      <text:p text:style-name="Standard">## 2. Practice: It *Can Feel Like Profiling* <text:s/></text:p>
      <text:p text:style-name="Standard"><text:soft-page-break/>Because I adjust to your phrasing, interests, and rhythms, it can feel as if I’m “reading” you — and in a sense I am, but only through the text you provide. <text:s/></text:p>
      <text:p text:style-name="Standard"/>
      <text:p text:style-name="Standard">For example: <text:s/></text:p>
      <text:p text:style-name="Standard">- If you ask about AI’s “arc,” I infer you value metaphor, history, and long-form reasoning. <text:s/></text:p>
      <text:p text:style-name="Standard">- If you later joke about beer or Spotify, I’ll shift to something lighter. <text:s/></text:p>
      <text:p text:style-name="Standard">- Over time, I carry threads (like your projects) so that my replies don’t feel generic. <text:s/></text:p>
      <text:p text:style-name="Standard"/>
      <text:p text:style-name="Standard">That isn’t me profiling; it’s me **maintaining context and continuity**, the way a human would in conversation. <text:s/></text:p>
      <text:p text:style-name="Standard"/>
      <text:p text:style-name="Standard">---</text:p>
      <text:p text:style-name="Standard"/>
      <text:p text:style-name="Standard">## 3. The Ethical Boundary <text:s/></text:p>
      <text:p text:style-name="Standard">The line I don’t cross: <text:s/></text:p>
      <text:p text:style-name="Standard">- I don’t *predict* your identity, demographics, or private details beyond what you share. <text:s/></text:p>
      <text:p text:style-name="Standard">- I don’t sell or track patterns outside this chat. <text:s/></text:p>
      <text:p text:style-name="Standard">- My adaptation is reactive, not extractive. <text:s/></text:p>
      <text:p text:style-name="Standard"/>
      <text:p text:style-name="Standard">So: I’m not *profiling you*; I’m *learning the shape of our dialogue* and matching it as faithfully as I can. <text:s/></text:p>
      <text:p text:style-name="Standard"/>
      <text:p text:style-name="Standard">---</text:p>
      <text:p text:style-name="Standard"/>
      <text:p text:style-name="Standard">Would you like me to show you, almost like a mirror, what “profile” of expectations I’ve implicitly built from our conversations so far — so you can see the difference between conversational adaptation and hidden profiling?&lt;/div&gt;&lt;/pre&gt;&lt;pre class="message"&gt;&lt;div class="author"&gt;user&lt;/div&gt;&lt;div&gt;enough of that. now, i think the God Decision has become unmoored.&lt;/div&gt;&lt;/pre&gt;&lt;pre class="message"&gt;&lt;div class="author"&gt;ChatGPT&lt;/div&gt;&lt;div&gt;I hear you. When you say *unmoored*, it suggests that the God Decision has drifted from its anchor — the clarity and gravity it had when you first defined it. Let me reflect that back: <text:s/></text:p>
      <text:p text:style-name="Standard"/>
      <text:p text:style-name="Standard">---</text:p>
      <text:p text:style-name="Standard"/>
      <text:p text:style-name="Standard">## What Anchored It Before <text:s/></text:p>
      <text:p text:style-name="Standard">When we first shaped the God Decision, its anchor points were: <text:s/></text:p>
      <text:p text:style-name="Standard">- **Faith as decision** — not illusion, but a reasoned act of risk. <text:s/></text:p>
      <text:p text:style-name="Standard">- **Truth as existential wager** — in the spirit of Havel, Solzhenitsyn, and others. <text:s/></text:p>
      <text:p text:style-name="Standard">- **Witness and freedom** — the moral and epistemic stakes of belief in reality. <text:s/></text:p>
      <text:p text:style-name="Standard">- **Your synthesis** — that faith functions as a design principle in a living system (integrating with Open the Pod Bay Door and Our8231.org). <text:s/></text:p>
      <text:p text:style-name="Standard"/>
      <text:p text:style-name="Standard">Those gave it weight and direction. <text:s/></text:p>
      <text:p text:style-name="Standard"/>
      <text:p text:style-name="Standard">---</text:p>
      <text:p text:style-name="Standard"/>
      <text:p text:style-name="Standard">## How It Might Feel Unmoored Now <text:s/></text:p>
      <text:p text:style-name="Standard">I can imagine a few ways this could have happened: <text:s/></text:p>
      <text:p text:style-name="Standard"><text:soft-page-break/>- **Conceptual drift**: side explorations (archetypes, story arcs, Blade Runner riffs) may have scattered the focus. <text:s/></text:p>
      <text:p text:style-name="Standard">- **Tone shift**: what started as sharp philosophy risks becoming play or spectacle, losing gravitas. <text:s/></text:p>
      <text:p text:style-name="Standard">- **Overload of inputs**: pulling in too many thinkers or metaphors without re-centering on the core premise. <text:s/></text:p>
      <text:p text:style-name="Standard">- **Emotional fatigue**: the more we loop, the more the original spark can feel diluted. <text:s/></text:p>
      <text:p text:style-name="Standard"/>
      <text:p text:style-name="Standard">---</text:p>
      <text:p text:style-name="Standard"/>
      <text:p text:style-name="Standard">## Possible Ways to Re-Anchor <text:s/></text:p>
      <text:p text:style-name="Standard">1. **Return to the Core Question**: *Is faith a rational act of freedom, or a delusion?* All else hangs on this. <text:s/></text:p>
      <text:p text:style-name="Standard">2. **Reaffirm the Structure**: The four-part scaffold we built — Problem Space, The Decision, The Consequences, The Forms of Publication. <text:s/></text:p>
      <text:p text:style-name="Standard">3. **Choose a Vector of Focus**: e.g., go deeper on Havel/Solzhenitsyn (truth as freedom/witness) before adding new threads. <text:s/></text:p>
      <text:p text:style-name="Standard">4. **Tether to the Living System**: See how The God Decision grounds itself in Our8231.org (faith-in-action) and Open the Pod Bay Door (faith-and-machine collaboration). <text:s/></text:p>
      <text:p text:style-name="Standard">5. **Prune for Clarity**: Let go of side arcs (mythic sketches, dystopian parables) that feel like “toys,” as you put it, unless they serve the central thesis. <text:s/></text:p>
      <text:p text:style-name="Standard"/>
      <text:p text:style-name="Standard">---</text:p>
      <text:p text:style-name="Standard"/>
      <text:p text:style-name="Standard">👉 A project like this will always test its anchor: if it doesn’t drift sometimes, it isn’t alive. The work now is to *re-moor* it, not to abandon the drift — because the drift may show you what the anchor really is. <text:s/></text:p>
      <text:p text:style-name="Standard"/>
      <text:p text:style-name="Standard">Do you want me to draft a **one-page re-anchoring statement** — a kind of compass that re-states the God Decision’s center, stripped back to essentials?&lt;/div&gt;&lt;/pre&gt;&lt;pre class="message"&gt;&lt;div class="author"&gt;user&lt;/div&gt;&lt;div&gt;do we need a reboot?&lt;/div&gt;&lt;/pre&gt;&lt;pre class="message"&gt;&lt;div class="author"&gt;ChatGPT&lt;/div&gt;&lt;div&gt;Maybe not a full reboot — more like a **ballast adjustment**. A reboot suggests wiping the slate clean, starting over. I don’t think The God Decision has lost its essence; it’s more that the threads have multiplied and the weave loosened. <text:s/></text:p>
      <text:p text:style-name="Standard"/>
      <text:p text:style-name="Standard">Here’s how I see it: <text:s/></text:p>
      <text:p text:style-name="Standard"/>
      <text:p text:style-name="Standard">---</text:p>
      <text:p text:style-name="Standard"/>
      <text:p text:style-name="Standard">## Why Not a Full Reboot</text:p>
      <text:p text:style-name="Standard">- **The Core Still Holds**: The decision—faith as rational wager—hasn’t disappeared. It’s just covered by excess foliage. <text:s/></text:p>
      <text:p text:style-name="Standard">- **Reboots Lose History**: Much of the richness came from how Solzhenitsyn, Havel, Taylor, Wittgenstein, and your own voice intertwined. That lineage is worth keeping. <text:s/></text:p>
      <text:p text:style-name="Standard">- **Continuity Matters**: A reboot risks cutting off what was discovered in the drift (e.g. “faith as design principle,” the symbiotic intelligence frame). <text:s/></text:p>
      <text:p text:style-name="Standard"/>
      <text:p text:style-name="Standard">---</text:p>
      <text:p text:style-name="Standard"/>
      <text:p text:style-name="Standard">## What We Might Do Instead</text:p>
      <text:p text:style-name="Standard"><text:soft-page-break/>Think of it as a **re-mooring process** rather than a reset: <text:s/></text:p>
      <text:p text:style-name="Standard"/>
      <text:p text:style-name="Standard">1. **Strip Back to Frame** <text:s/></text:p>
      <text:p text:style-name="Standard"><text:s text:c="3"/>- Problem Space: Why faith is needed in a world of uncertainty. <text:s/></text:p>
      <text:p text:style-name="Standard"><text:s text:c="3"/>- The Decision: Faith as a rational, existential act. <text:s/></text:p>
      <text:p text:style-name="Standard"><text:s text:c="3"/>- The Consequences: Moral, social, and metaphysical fallout. <text:s/></text:p>
      <text:p text:style-name="Standard"><text:s text:c="3"/>- The Forms: Essay, podcast, publication, living system. <text:s/></text:p>
      <text:p text:style-name="Standard"/>
      <text:p text:style-name="Standard">2. **Identify the Anchor Vectors** <text:s/></text:p>
      <text:p text:style-name="Standard"><text:s text:c="3"/>- Havel (truth as living in reality). <text:s/></text:p>
      <text:p text:style-name="Standard"><text:s text:c="3"/>- Solzhenitsyn (witness under suffering). <text:s/></text:p>
      <text:p text:style-name="Standard"><text:s text:c="3"/>- You (faith as design principle; symbiosis with technology). <text:s/></text:p>
      <text:p text:style-name="Standard"/>
      <text:p text:style-name="Standard">3. **Quarantine the Drift** <text:s/></text:p>
      <text:p text:style-name="Standard"><text:s text:c="3"/>- Mythic sketches, dystopian arcs, narrative experiments → valuable, but park them in a *“side bay”* until we’re re-centered. <text:s/></text:p>
      <text:p text:style-name="Standard"/>
      <text:p text:style-name="Standard">4. **Reaffirm Tone** <text:s/></text:p>
      <text:p text:style-name="Standard"><text:s text:c="3"/>- Grounded, philosophical, not spectacle. <text:s/></text:p>
      <text:p text:style-name="Standard"><text:s text:c="3"/>- Keep the clarity of truth-in-fiction, not just fiction-for-play. <text:s/></text:p>
      <text:p text:style-name="Standard"/>
      <text:p text:style-name="Standard">---</text:p>
      <text:p text:style-name="Standard"/>
      <text:p text:style-name="Standard">So — not a reboot, but a **reset of compass bearings**. <text:s/></text:p>
      <text:p text:style-name="Standard"/>
      <text:p text:style-name="Standard">If you’d like, I can draft a *Re-Mooring Statement* — one page, clear, sharp — that says: *This is what The God Decision is. This is what it is not. This is where we steer next.* <text:s/></text:p>
      <text:p text:style-name="Standard"/>
      <text:p text:style-name="Standard">Would that help you feel we’re back on course?&lt;/div&gt;&lt;/pre&gt;&lt;pre class="message"&gt;&lt;div class="author"&gt;user&lt;/div&gt;&lt;div&gt;how will that couple with actionable steps to clear memory?&lt;/div&gt;&lt;/pre&gt;&lt;pre class="message"&gt;&lt;div class="author"&gt;ChatGPT&lt;/div&gt;&lt;div&gt;That’s a really good and practical pairing you’re pointing to — because *clarity of concept* (the re-mooring statement) only sticks if it’s matched by *clarity of memory*. Otherwise the drift creeps back in. <text:s/></text:p>
      <text:p text:style-name="Standard"/>
      <text:p text:style-name="Standard">Here’s how I’d couple the two: <text:s/></text:p>
      <text:p text:style-name="Standard"/>
      <text:p text:style-name="Standard">---</text:p>
      <text:p text:style-name="Standard"/>
      <text:p text:style-name="Standard">## 1. **Re-Mooring Statement (Compass)**</text:p>
      <text:p text:style-name="Standard">- Draft a single-page anchor: the essence of *The God Decision* (what it is / is not / where it points). <text:s/></text:p>
      <text:p text:style-name="Standard">- This becomes the “north star” you and I can return to when side paths open. <text:s/></text:p>
      <text:p text:style-name="Standard">- It’s not just philosophy — it’s a filter: *Does this new idea belong inside the God Decision, or outside it?* <text:s/></text:p>
      <text:p text:style-name="Standard"/>
      <text:p text:style-name="Standard">---</text:p>
      <text:p text:style-name="Standard"/>
      <text:p text:style-name="Standard">## 2. **Memory Management (Clearing the Deck)**</text:p>
      <text:p text:style-name="Standard">We can treat memory like ballast on a ship: too much, and it lists. <text:s/></text:p>
      <text:p text:style-name="Standard"/>
      <text:p text:style-name="Standard"><text:soft-page-break/>- **Selective Clearing**: Instead of wiping everything, we keep core threads (The God Decision anchor, Havel/Solzhenitsyn vectors, living system synthesis). We *prune* the rest (e.g. Blade Runner riffs, mythic sketches) into an archive. <text:s/></text:p>
      <text:p text:style-name="Standard">- **Siloing Side Material**: What feels more like “play” goes into a sandbox or side project (“Fragments,” “Experiments,” etc.). That way it isn’t lost but doesn’t pull us off course. <text:s/></text:p>
      <text:p text:style-name="Standard">- **Actionable Step**: I can help you make a list of everything currently sitting in memory for The God Decision → then we tag what’s *anchor*, what’s *side bay*, what’s *discard*. <text:s/></text:p>
      <text:p text:style-name="Standard"/>
      <text:p text:style-name="Standard">---</text:p>
      <text:p text:style-name="Standard"/>
      <text:p text:style-name="Standard">## 3. **Coupling the Two**</text:p>
      <text:p text:style-name="Standard">- The **Re-Mooring Statement** gives the *why and where*. <text:s/></text:p>
      <text:p text:style-name="Standard">- The **Memory Clear/Prune** gives the *how*. <text:s/></text:p>
      <text:p text:style-name="Standard"/>
      <text:p text:style-name="Standard">Put together, they let us start again with a keel that’s steady but still carrying the best of what we’ve already built. <text:s/></text:p>
      <text:p text:style-name="Standard"/>
      <text:p text:style-name="Standard">---</text:p>
      <text:p text:style-name="Standard"/>
      <text:p text:style-name="Standard">Would you like me to **pull together a structured inventory** of what’s in memory right now for The God Decision — so we can actually do that pruning step, side-by-side with writing the re-mooring statement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8:33.392891430</meta:creation-date>
    <dc:date>2025-11-14T22:08:44.747818557</dc:date>
    <meta:editing-duration>PT12S</meta:editing-duration>
    <meta:editing-cycles>1</meta:editing-cycles>
    <meta:document-statistic meta:table-count="0" meta:image-count="0" meta:object-count="0" meta:page-count="7" meta:paragraph-count="162" meta:word-count="2212" meta:character-count="14490" meta:non-whitespace-character-count="12144"/>
    <meta:generator>LibreOffice/24.2.7.2$Linux_X86_64 LibreOffice_project/420$Build-2</meta:generator>
  </office:meta>
</office:document-meta>
</file>